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Store</text:p>
          </table:table-cell>
          <table:table-cell office:value-type="string" table:style-name="ce1">
            <text:p><text:span text:style-name="T2">Monthly Sales</text:span>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1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2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3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4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5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6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7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8<text:s/>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9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10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11<text:s/>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e 12<text:s/>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an</text:p>
          </table:table-cell>
          <table:table-cell office:value-type="float" office:value="43.083333333333336" table:formula="of:=AVERAGE([.B2:.B13])" table:style-name="ce1">
            <text:p>43.083333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dian<text:s/></text:p>
          </table:table-cell>
          <table:table-cell office:value-type="float" office:value="41.5" table:formula="of:=MEDIAN([.B2:.B13])" table:style-name="ce1">
            <text:p>41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<text:s/></text:p>
          </table:table-cell>
          <table:table-cell office:value-type="float" office:value="42" table:formula="of:=MODE([.B2:.B13])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nimum<text:s/></text:p>
          </table:table-cell>
          <table:table-cell office:value-type="float" office:value="36" table:formula="of:=MIN([.B2:.B13])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ximum<text:s/></text:p>
          </table:table-cell>
          <table:table-cell office:value-type="float" office:value="68" table:formula="of:=MAX([.B2:.B13])" table:style-name="ce1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nge<text:s/></text:p>
          </table:table-cell>
          <table:table-cell office:value-type="float" office:value="32" table:formula="of:=MAX([.B2:.B13])-MIN([.B2:.B13])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ndard Deviation:<text:s/></text:p>
          </table:table-cell>
          <table:table-cell office:value-type="float" office:value="8.4364828230870312" table:formula="of:=STDEV([.B2:.B13])" table:style-name="ce1">
            <text:p>8.436482823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maya melgara</meta:initial-creator>
    <dc:creator>smaya melgara</dc:creator>
    <meta:creation-date>2026-03-27T03:34:03Z</meta:creation-date>
    <dc:date>2026-03-27T04:22:12Z</dc:date>
  </office:meta>
</office:document-meta>
</file>